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roman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P3" style:family="paragraph" style:parent-style-name="Normal">
      <style:paragraph-properties fo:margin-left="0cm" fo:margin-right="0cm" fo:text-align="justify" style:justify-single-word="false" fo:orphans="2" fo:widows="2" fo:hyphenation-ladder-count="no-limit" fo:text-indent="1.251cm" style:auto-text-indent="false" style:vertical-align="auto"/>
      <style:text-properties fo:hyphenate="true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color="#000000" style:font-name="Arial" style:letter-kerning="false" fo:background-color="#ffffff" style:font-name-asian="Times New Roman" style:language-asian="pt" style:country-asian="BR" style:font-name-complex="Arial" style:language-complex="ar" style:country-complex="SA" fo:hyphenate="true"/>
    </style:style>
    <style:style style:name="P7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color="#000000" style:font-name="Arial" officeooo:rsid="00159982" officeooo:paragraph-rsid="00159982" style:letter-kerning="false" fo:background-color="#ffffff" style:font-name-asian="Times New Roman" style:language-asian="pt" style:country-asian="BR" style:font-name-complex="Arial" style:language-complex="ar" style:country-complex="SA" fo:hyphenate="true"/>
    </style:style>
    <style:style style:name="P8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color="#000000" style:font-name="Arial" officeooo:rsid="0017753e" officeooo:paragraph-rsid="0017753e" style:letter-kerning="false" fo:background-color="#ffffff" style:font-name-asian="Times New Roman" style:language-asian="pt" style:country-asian="BR" style:font-name-complex="Arial" style:language-complex="ar" style:country-complex="SA" fo:hyphenate="true"/>
    </style:style>
    <style:style style:name="P9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color="#000000" style:font-name="Arial" officeooo:rsid="0017753e" officeooo:paragraph-rsid="0017753e" style:letter-kerning="false" style:font-name-asian="Times New Roman" style:language-asian="pt" style:country-asian="BR" style:font-name-complex="Arial" style:language-complex="ar" style:country-complex="SA" fo:hyphenate="true"/>
    </style:style>
    <style:style style:name="P10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Arial"/>
    </style:style>
    <style:style style:name="P11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Arial"/>
    </style:style>
    <style:style style:name="P12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color="#000000" style:font-name="Arial" officeooo:rsid="0017753e" officeooo:paragraph-rsid="0017753e" style:letter-kerning="false" fo:background-color="#ffffff" style:font-name-asian="Times New Roman" style:language-asian="pt" style:country-asian="BR" style:font-name-complex="Arial" style:language-complex="ar" style:country-complex="SA" fo:hyphenate="true"/>
    </style:style>
    <style:style style:name="P13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style:font-name="Arial" officeooo:paragraph-rsid="0017753e" fo:hyphenate="true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style:letter-kerning="false" fo:background-color="#ffffff" loext:char-shading-value="0" style:font-name-asian="Times New Roman" style:language-asian="pt" style:country-asian="BR" style:font-name-complex="Arial" style:language-complex="ar" style:country-complex="SA"/>
    </style:style>
    <style:style style:name="T3" style:family="text">
      <style:text-properties fo:color="#000000" style:font-name="Arial" officeooo:rsid="001b1718" style:letter-kerning="false" fo:background-color="#ffffff" loext:char-shading-value="0" style:font-name-asian="Times New Roman" style:language-asian="pt" style:country-asian="BR" style:font-name-complex="Arial" style:language-complex="ar" style:country-complex="SA"/>
    </style:style>
    <style:style style:name="T4" style:family="text">
      <style:text-properties fo:color="#000000" style:font-name="Arial" style:letter-kerning="false" style:font-name-asian="Times New Roman" style:language-asian="pt" style:country-asian="BR" style:font-name-complex="Arial" style:language-complex="ar" style:country-complex="SA"/>
    </style:style>
    <style:style style:name="T5" style:family="text">
      <style:text-properties fo:color="#000000" style:font-name="Arial" officeooo:rsid="001b1718"/>
    </style:style>
    <style:style style:name="T6" style:family="text">
      <style:text-properties fo:color="#000000" style:font-name="Arial" fo:font-style="italic" style:font-style-asian="italic" style:font-style-complex="italic"/>
    </style:style>
    <style:style style:name="T7" style:family="text">
      <style:text-properties fo:color="#000000" officeooo:rsid="0017753e" style:letter-kerning="false" fo:background-color="#ffffff" loext:char-shading-value="0" style:font-name-asian="Times New Roman" style:language-asian="pt" style:country-asian="BR" style:font-name-complex="Arial" style:language-complex="ar" style:country-complex="SA"/>
    </style:style>
    <style:style style:name="T8" style:family="text">
      <style:text-properties style:font-name="Arial"/>
    </style:style>
    <style:style style:name="T9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font-name="Arial" style:text-underline-style="solid" style:text-underline-width="auto" style:text-underline-color="font-color" officeooo:rsid="001b1718" style:text-underline-mode="continuous" style:text-overline-mode="continuous" style:text-line-through-mode="continuous"/>
    </style:style>
    <style:style style:name="T11" style:family="text">
      <style:text-properties officeooo:rsid="0014ab6a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18e6e3" fo:background-color="#ffffff" loext:char-shading-value="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so 1:</text:p>
      <text:p text:style-name="P1"/>
      <text:p text:style-name="P2"><text:bookmark text:name="docs-internal-guid-05f36760-2b89-9d13-84"/><text:span text:style-name="Fonte_20_parág._20_padrão"><text:span text:style-name="T1">O caso 1 pede que seja criado um CRUD dos usuários de TT. A entidade que representa o usuário contém as informações de: nome, e</text:span></text:span><text:span text:style-name="Fonte_20_parág._20_padrão"><text:span text:style-name="T5">-</text:span></text:span><text:span text:style-name="Fonte_20_parág._20_padrão"><text:span text:style-name="T1">mail e número do celular do usuário, além de uma coleção de itens que o usuário possui que, neste caso, implementamos um mapa de itens, já que a existência de um identificador do item facilitaria na hora de recuperar informações e evitaria iterações desnecessárias. Inicialmente, foi cobrado apenas que informações sejam adicionadas, removidas, pesquisadas e atualizadas na entidade que representa o usuário e todas essas operações foram implementadas no controlador do usuário .Outra condição que foi estabelecida foi que dois usuários seriam iguais se tivessem o mesmo nome e o mesmo número de celular, para isso, fizemos um </text:span></text:span><text:span text:style-name="Fonte_20_parág._20_padrão"><text:span text:style-name="T6">hashcode</text:span></text:span><text:span text:style-name="Fonte_20_parág._20_padrão"><text:span text:style-name="T1"> que envolve estes dois atributos do usuário. Além disso, criamos um </text:span></text:span><text:span text:style-name="Fonte_20_parág._20_padrão"><text:span text:style-name="T6">controller</text:span></text:span><text:span text:style-name="Fonte_20_parág._20_padrão"><text:span text:style-name="T1"> de usuários, para que este gerenciasse o mapa de usuários, que este teria como referência um </text:span></text:span><text:span text:style-name="Fonte_20_parág._20_padrão"><text:span text:style-name="T6">token</text:span></text:span><text:span text:style-name="Fonte_20_parág._20_padrão"><text:span text:style-name="T1"> para cada usuário, sendo resultado da concatenação do nome e do telefone do usuário, não sendo possível o cadastro de usuários iguais.</text:span></text:span></text:p>
      <text:p text:style-name="P4"/>
      <text:p text:style-name="P4">Caso 2:</text:p>
      <text:p text:style-name="P11">Já o segundo caso trata de um <text:span text:style-name="T16">CRUD</text:span> de itens emprestados. Todo item deve ter um nome, valor e se está emprestado ou não. Por não se tratar de uma classe mais genérica e que não seria utilizada em sua forma proposta, tornamos o item uma classe abstrata que estende características às suas subclasses, que são mais específicas e retratam os objetos que serão emprestados na prática. Além disso, criamos as subclasses do item: <text:span text:style-name="T17">BluRay</text:span>, <text:span text:style-name="T17">Jogos Eletrônicos</text:span> e <text:span text:style-name="T17">Jogos de Tabuleiro</text:span>. Na entidade <text:span text:style-name="T14">BluRay</text:span>, percebemos que essa se dividia em outras classes menores e mais específicas referente à shows, séries e filmes. Cada um desses <text:span text:style-name="T14">BluRays</text:span> tem características específicas, mas todos são subclasses do <text:span text:style-name="T14">BluRay</text:span> e herdam atributos e comportamentos do <text:span text:style-name="T14">BluRay</text:span>. Além disso, implementamos as condições de igualdade para os diferentes tipos de <text:span text:style-name="T14">BluRays</text:span>. Criamos também <text:span text:style-name="T14">Enums</text:span> para nos referirmos aos tipos específicos de Jogos Eletrônicos, um <text:span text:style-name="T14">controller</text:span> para itens, que é responsável pelo armazenamento de todos os itens dos usuários, assim como, criamos um mapa dos itens dos usuários, utilizando seu nome como identificador dos itens, o que facilitaria na recuperação dos dados do item e evitaria iterações desnecessárias, não sendo possível cadastrar dois itens iguais na coleção de itens do usuário.</text:p>
      <text:p text:style-name="P4"/>
      <text:p text:style-name="P4">Caso 3:</text:p>
      <text:p text:style-name="P2"><text:span text:style-name="Fonte_20_parág._20_padrão"><text:span text:style-name="T8">No caso 3 é requisitado que implementemos 3 </text:span></text:span><text:span text:style-name="Fonte_20_parág._20_padrão"><text:span text:style-name="T9">m</text:span></text:span><text:span text:style-name="Fonte_20_parág._20_padrão"><text:span text:style-name="T10">é</text:span></text:span><text:span text:style-name="Fonte_20_parág._20_padrão"><text:span text:style-name="T9">todos</text:span></text:span><text:span text:style-name="Fonte_20_parág._20_padrão"><text:span text:style-name="T8"> nos quais 2 deles pedem que listemos todos os itens já cadastrados usando um atributo do item como comparador e para isso criamos uma classe chamada ItemController que ele terá as informações de todos os itens já cadastrados no sistema e assim podemos pegar essa estrutura de dados e ordena-lo da forma que quisermos, no primeiro caso precisamos ordenar os itens em </text:span></text:span><text:soft-page-break/><text:span text:style-name="Fonte_20_parág._20_padrão"><text:span text:style-name="T8">ordem alfabética usando o nome do item como comparador assim usamos o método sort para ordenar a lista usando esse atributo como comparador e após isso simplesmente concatenamos as representações textuais de cada item e retornamos essa informação para a facade, no segundo método o mesmo ocorre só que nesse caso usamos o atributo preço do item como atributo a ser comparado,já no terceiro método a ideia e diferente dos outros dois que no caso o método ele serve pra que o usuário que esta usando o sistema possa pesquisar mais detalhes sobre um item,usando como parâmetros o nome do usuário ,seu telefone e o nome do item,assim o controle de usuarios irá acessar a chave no mapa de usuários que contem o usuário que tem o nome e telefone requisitados assim o usuário ira repassar a informação do item que esta sendo pedida retornando-a em forma de String.</text:span></text:span></text:p>
      <text:p text:style-name="P4">Caso 4:</text:p>
      <text:p text:style-name="P3"><text:span text:style-name="Fonte_20_parág._20_padrão"><text:span text:style-name="T2">No caso 4 o sistema permite o empréstimo entre os usuários em consequência uma nova classe foi criada: Empr</text:span></text:span><text:span text:style-name="Fonte_20_parág._20_padrão"><text:span text:style-name="T3">é</text:span></text:span><text:span text:style-name="Fonte_20_parág._20_padrão"><text:span text:style-name="T2">stimo e ela serve para guardar as informações do empréstimo tendo como atributos: dono do item emprestado, o usuário que pegou o item e</text:span></text:span><text:span text:style-name="Fonte_20_parág._20_padrão"><text:span text:style-name="T3">m</text:span></text:span><text:span text:style-name="Fonte_20_parág._20_padrão"><text:span text:style-name="T2">prestado</text:span></text:span><text:span text:style-name="Fonte_20_parág._20_padrão"><text:span text:style-name="T4">, </text:span></text:span><text:span text:style-name="Fonte_20_parág._20_padrão"><text:span text:style-name="T2">o item emprestado</text:span></text:span><text:span text:style-name="Fonte_20_parág._20_padrão"><text:span text:style-name="T4">,d</text:span></text:span><text:span text:style-name="Fonte_20_parág._20_padrão"><text:span text:style-name="T2">ata inicial do empréstimo, número de dias combinados para empréstimo, data real de devolução do item e se est</text:span></text:span><text:span text:style-name="Fonte_20_parág._20_padrão"><text:span text:style-name="T3">á</text:span></text:span><text:span text:style-name="Fonte_20_parág._20_padrão"><text:span text:style-name="T2"> em atraso o empréstimo e a quantidade de dias em atraso ,sendo que foi necessário fazer métodos para poder determinar a data de vencimento do empréstimo com isso pegamos a informação em String da data do empréstimo e a convertemos para Date no formato dd/MM/yyyy para que depois possamos usar o método set date para poder adicionamos o período padrão para a devolução do item que era 7 dias assim poderíamos construir o atributo o numero de dias combinados para o empréstimo do item e quando for requisitado para verificar se o item foi entregue em atraso esta classe tem o método que recebe a data de entregue e caso seja valida o método a transforma em Date e usa o método after para saber se o dia de devolução ultrapassou o vencimento pre-estabelecido na criação do caso esteja atrasado a devolução o atributo que diz se ta atrasado fica igual a verdadeiro e o método calcula os dias em atraso.</text:span></text:span></text:p>
      <text:p text:style-name="P6"/>
      <text:p text:style-name="P6">Caso 5:</text:p>
      <text:p text:style-name="P6"/>
      <text:p text:style-name="P6"><text:tab/><text:span text:style-name="T11">No caso 5 agora é necessario implementar 6 métodos novos no qual o primeiro metodo coonsiste em fazer o controlador de usuarios usar o metodo do usuario para retornar uma listagem dos itens que o usuario pegou emprestado ordenados em ordem alfabetica,no caso o codigo pega o array de itens que foram emprestados os ordena e o retorna o mesmo e feito no segundo metodo a diferença é o array utilizado que agora e dos itens que o usuario emprestou , no terceiro metodo dessa vez sera acessado <text:s/>o controlador de itens para que ele possa pegar o item cadastrado no array de itens gerais e assim listar os emprestimos associados a este item,simplesmente o controlador de item vai invocar o metodo que retorna o historico dos emprestimos em que esse item participou,no quarto metodo e necessario a listagem de itens que não foram emprestados,neste caso o controlador de itens vai diferenciar os itens que foram emprestador dos que não forame simplesmente via concatenar os toString de cada item e depois vai retornar para que esse retorno chegue na facade,no quinto metodo e necessario agora que o controlador de itens ordene os itens pelo o numero de emprestimos que este item participou que no caso esse numero e um atributo de item que incrementa 1 no atributo toda vez que ele e emprestado após ter os itens ordenados o controlador simplesmente concatena os toString() desses objetos com quebra de linha para repassar para a classe que invocou esse metodo já o sexto metodo ira fazer o mesmo que o quarto metodo só que em vez de pegar os itens não em</text:span><text:soft-page-break/><text:span text:style-name="T11">prestados ele ira pegar os itens emprestados e ira listados e retornar para a classe que invocou esse metodo.</text:span></text:p>
      <text:p text:style-name="P6"/>
      <text:p text:style-name="P7">Caso 6:</text:p>
      <text:p text:style-name="P7"><text:tab/>Neste caso de uso foi necessario implementar um sistema de reputações de cada usuario ,no qual cada usuario agora tem um atributo em numero decimal que define a sua reputação inicialmente a reputação do usuario e de acordo com 5 por cento do valor de todos os itens que este usuario possui,ou seja,toda vez que o usuario for cadastrar um item em seu nome sua reputação aumentarar em 5 pro cento <text:s/>mas caso o usuario não tenha itens sua reputação e zero,quando o dono do item empresta um de seus itens sua reputação aumenta em 10% do valor do item emprestado,ja para o usuario que pediu o item emprestado pode ocorrer 2 casos o primeiro caso é se ele entregar o item ate a data limite <text:s/>sua reputação aumenta em 5% do valor do item , já a outra situação caso ele atrase o sistema deve diminuir sua reputação em uma proporção de acordo com os dias atrasados, por exemplo caso usuario atrase 2 dias deve ser descontado de sua reputação 2% do valor do item.</text:p>
      <text:p text:style-name="P7"/>
      <text:p text:style-name="P7"/>
      <text:p text:style-name="P8">Caso 7:</text:p>
      <text:p text:style-name="P8"><text:tab/>Neste caso de uso foi necessario criar uma classificação de dos usuarios de acordo com a sua reputação (Noob,Caloteiro,Bom Amigo,Free Ryder) cada classificação desse tem um periodo maximo de dias que o usuario pode pegar um item emprestado,foi criado um enum para representar isso e quando o sistema vai fazer açoes que utilizam emprestimos ele tem que alterar seu tipo de cartao que no caso e essa classificação respeitando um intervalo logo o controlador de usuarios pega a reputação do usuario e verifica sua reputação e muda seu tipo do cartao ,quando ocorre um emprestimo o alem de acessar o controlador de emprestimos para criar o emprestimo o mesmo verifica se o emprestimo e valido e quando vai emprestar o item ele faz as mudanças ditas no caso 6</text:p>
      <text:p text:style-name="P13"><text:span text:style-name="T7">sobre emprestar e devolver o item e para cada ação dessa a reputaçao de ambos usuarios é mudada em consequencia <text:s/>seu tipo de cartão pode ser mudado de acordo com a sua reputação fazendo a mudança em tempo de execução e verificado a reputação atraves de outro metodo do controlador e é mudado o atributo mas há casos que o usuario não pode pegar itens emprestados logo o sistema joga uma exception anunciando que o usuario esta inelegivel para pegar emprestado os itens.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roman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1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0" style:family="text" style:parent-style-name="Fonte_20_parág._20_padrão"/>
    <style:style style:name="c3" style:family="text" style:parent-style-name="Fonte_20_parág._20_padrão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initial-creator>diego amancio</meta:initial-creator>
    <meta:creation-date>2017-08-28T21:32:00Z</meta:creation-date>
    <dc:date>2017-08-30T23:50:19.543000000</dc:date>
    <meta:editing-cycles>3</meta:editing-cycles>
    <meta:editing-duration>PT56M19S</meta:editing-duration>
    <meta:document-statistic meta:table-count="0" meta:image-count="0" meta:object-count="0" meta:page-count="3" meta:paragraph-count="15" meta:word-count="1513" meta:character-count="8795" meta:non-whitespace-character-count="7290"/>
    <meta:template xlink:type="simple" xlink:actuate="onRequest" xlink:title="" xlink:href="Normal"/>
  </office:meta>
</office:document-meta>
</file>